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widows="1"/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P2" style:family="paragraph" style:parent-style-name="Text_20_body" style:list-style-name="L2">
      <style:paragraph-properties fo:widows="1"/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text-properties style:font-name="Times New Roman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line-height="184%" fo:widows="1" fo:text-indent="0cm" style:auto-text-indent="false"/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line-height="184%" fo:widows="1" fo:text-indent="0cm" style:auto-text-indent="false"/>
    </style:style>
    <style:style style:name="P6" style:family="paragraph" style:parent-style-name="Text_20_body">
      <style:paragraph-properties fo:margin-left="0cm" fo:margin-right="0cm" fo:line-height="184%" fo:widows="1" fo:text-indent="0cm" style:auto-text-indent="false"/>
      <style:text-properties style:font-name="Times New Roman" fo:font-size="11pt" style:font-size-asian="11pt" style:font-size-complex="11pt"/>
    </style:style>
    <style:style style:name="P7" style:family="paragraph" style:parent-style-name="Heading_20_3">
      <style:text-properties style:font-name="Times New Roman" fo:font-size="11pt" style:font-size-asian="11pt" style:font-size-complex="11pt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Heading_20_2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P10" style:family="paragraph" style:parent-style-name="Heading_20_2">
      <style:paragraph-properties fo:margin-left="0cm" fo:margin-right="0cm" fo:widows="1" fo:text-indent="0cm" style:auto-text-indent="false"/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P11" style:family="paragraph" style:parent-style-name="Heading_20_1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P12" style:family="paragraph" style:parent-style-name="Preformatted_20_Text">
      <style:paragraph-properties fo:widows="1"/>
    </style:style>
    <style:style style:name="P13" style:family="paragraph" style:parent-style-name="Preformatted_20_Text">
      <style:paragraph-properties fo:widows="1"/>
      <style:text-properties style:font-name="Times New Roman" fo:font-size="11pt" style:font-size-asian="11pt" style:font-size-complex="11pt"/>
    </style:style>
    <style:style style:name="P14" style:family="paragraph" style:parent-style-name="Preformatted_20_Text">
      <style:paragraph-properties fo:margin-left="0cm" fo:margin-right="0cm" fo:widows="1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widows="1" fo:text-indent="0cm" style:auto-text-indent="false"/>
    </style:style>
    <style:style style:name="P16" style:family="paragraph" style:parent-style-name="Preformatted_20_Text">
      <style:paragraph-properties fo:margin-top="0cm" fo:margin-bottom="0.499cm" style:contextual-spacing="false" fo:widows="1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letter-spacing="normal" fo:font-style="normal"/>
    </style:style>
    <style:style style:name="T4" style:family="text">
      <style:text-properties fo:font-variant="normal" fo:text-transform="none" style:font-name="Roboto" fo:letter-spacing="normal" fo:font-style="normal" fo:font-weight="normal"/>
    </style:style>
    <style:style style:name="T5" style:family="text">
      <style:text-properties fo:font-variant="normal" fo:text-transform="none" style:font-name="Roboto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font-size="11pt" fo:letter-spacing="normal" style:font-size-asian="11pt" style:font-size-complex="11pt"/>
    </style:style>
    <style:style style:name="T11" style:family="text"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style:font-name="Times New Roman" fo:font-size="11pt" fo:letter-spacing="normal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repetiescomfor"/>Repetições com for</text:h>
      <text:h text:style-name="P10" text:outline-level="2"><text:bookmark text:name="iteraes"/>Iterações</text:h>
      <text:p text:style-name="P4">Há repetições em que o número de iterações pode ser conhecido desde o início. Por exemplo, imagine que desejamos desenhar um quadrado usando o turtle (veja quadro abaixo). Uma seqüência que nos permite fazer isso é desenhar quatro segmentos de reta, unidos por ângulos de 90 graus. Eis uma seqüência de comandos que desenha um quadrado no turtle.</text:p>
      <text:p text:style-name="P14"><text:span text:style-name="Source_20_Text"><text:span text:style-name="T11">&gt;&gt;&gt; import turtle</text:span></text:span></text:p>
      <text:p text:style-name="P12"><text:span text:style-name="Source_20_Text"><text:span text:style-name="T11">&gt;&gt;&gt; turtle.forward(100)</text:span></text:span></text:p>
      <text:p text:style-name="P12"><text:span text:style-name="Source_20_Text"><text:span text:style-name="T11">&gt;&gt;&gt; turtle.right(90)</text:span></text:span></text:p>
      <text:p text:style-name="P12"><text:span text:style-name="Source_20_Text"><text:span text:style-name="T11">&gt;&gt;&gt; turtle.forward(100)</text:span></text:span></text:p>
      <text:p text:style-name="P12"><text:span text:style-name="Source_20_Text"><text:span text:style-name="T11">&gt;&gt;&gt; turtle.right(90)</text:span></text:span></text:p>
      <text:p text:style-name="P12"><text:span text:style-name="Source_20_Text"><text:span text:style-name="T11">&gt;&gt;&gt; turtle.forward(100)</text:span></text:span></text:p>
      <text:p text:style-name="P12"><text:span text:style-name="Source_20_Text"><text:span text:style-name="T11">&gt;&gt;&gt; turtle.right(90)</text:span></text:span></text:p>
      <text:p text:style-name="P16"><text:span text:style-name="Source_20_Text"><text:span text:style-name="T11">&gt;&gt;&gt; turtle.forward(100)</text:span></text:span></text:p>
      <text:p text:style-name="P4">Por ser repetitivo, o trecho de código acima é chato de ler e de escrever. Lembre que devemos escrever programas para que sejam facilmente lidos por outros programadores. Não apenas pelo computador. De fato, computadores têm apenas que executá-los e não se importam com a maioria dos aspectos de qualidade do texto. A mente humana, contudo, é treinada para identificar repetições. Por isso, quando lemos um trecho de código como o que está acima tendemos a ler detalhadamente apenas as duas primeiras linhas e a perceber que as demais são repetições. E é com base nisso, que tentamos compreender como o código funciona.</text:p>
      <text:p text:style-name="P3"><text:line-break/><text:bookmark text:name="ainstruofor"/><text:span text:style-name="T7">A instrução for</text:span></text:p>
      <text:p text:style-name="P5"><text:span text:style-name="T11">A sintaxe geral da instrução </text:span><text:span text:style-name="Emphasis"><text:span text:style-name="T11">for</text:span></text:span><text:span text:style-name="T11"> consiste em um cabeçalho e em um corpo. O cabeçalho é uma linha que se inicia com a palavra-chave </text:span><text:span text:style-name="Emphasis"><text:span text:style-name="T11">for</text:span></text:span><text:span text:style-name="T11">, que declara a variável de controle do laço e os valores que ela deverá assumir. O corpo é uma seqüência qualquer de instruções. O importante é que o corpo seja corretamente endentado para que possa ser identificado pelo interpretador. Eis o formato geral da instrução for.</text:span></text:p>
      <text:p text:style-name="P14"><text:span text:style-name="Source_20_Text"><text:span text:style-name="T11">for &lt;variável&gt; in &lt;sequência_de_valores&gt;:</text:span></text:span></text:p>
      <text:p text:style-name="P12"><text:span text:style-name="Source_20_Text"><text:span text:style-name="T12"><text:s text:c="4"/></text:span></text:span><text:span text:style-name="Source_20_Text"><text:span text:style-name="T11">&lt;corpo do laço: linha 1&gt;</text:span></text:span></text:p>
      <text:p text:style-name="P12"><text:span text:style-name="Source_20_Text"><text:span text:style-name="T12"><text:s text:c="4"/></text:span></text:span><text:span text:style-name="Source_20_Text"><text:span text:style-name="T11">&lt;corpo do laço: linha 2&gt;</text:span></text:span></text:p>
      <text:p text:style-name="P12"><text:span text:style-name="Source_20_Text"><text:span text:style-name="T12"><text:s text:c="4"/></text:span></text:span><text:span text:style-name="Source_20_Text"><text:span text:style-name="T11">...</text:span></text:span></text:p>
      <text:p text:style-name="P16"><text:span text:style-name="Source_20_Text"><text:span text:style-name="T12"><text:s text:c="4"/></text:span></text:span><text:span text:style-name="Source_20_Text"><text:span text:style-name="T11">&lt;corpo do laço: linha n&gt;</text:span></text:span></text:p>
      <text:p text:style-name="P5"><text:span text:style-name="T11">Um exemplo esclarece o conceito e a sintaxe muito melhor. Considere o problema acima como motivação. Ao invés de repetirmos a seqüência que repete 4 vezes os comandos para desenhar um dos lados do quadrado, podemos e vamos escrevê-lo usando a instrução for. Primeiro devemos escrever o cabeçalho, que consiste na escolha de uma variável de controle, digamos </text:span><text:span text:style-name="Emphasis"><text:span text:style-name="T11">i</text:span></text:span><text:span text:style-name="T11">, e de uma lista. A sequência deve conter os </text:span><text:soft-page-break/><text:span text:style-name="T11">valores para os quais o corpo do laço deve ser repetido. No exemplo abaixo, desejamos executar o corpo do laço quatro vezes (para os valores de i de 0 a 3).</text:span></text:p>
      <text:p text:style-name="P15"><text:span text:style-name="Source_20_Text"><text:span text:style-name="T11">for i in [0,1,2,3]:</text:span></text:span></text:p>
      <text:p text:style-name="P4">O corpo é simplesmente o conjunto de instruções que deve ser repetido. Como a cada repetição queremos desenhar um lado do quadrado, uma instrução que terá que fazer parte do corpo é:</text:p>
      <text:p text:style-name="P4">O corpo é simplesmente o conjunto de instruções que deve ser repetido. Como a cada repetição queremos desenhar um lado do quadrado, uma instrução que terá que fazer parte do corpo é:</text:p>
      <text:p text:style-name="P15"><text:span text:style-name="Source_20_Text"><text:span text:style-name="T11">turtle.forward(100)</text:span></text:span></text:p>
      <text:p text:style-name="P4">Contudo, se simplesmente repetirmos 4 vezes essa instrução a tartaruga irá desenhar os quatro lados em seqüência, sem fazer as "esquinas" necessárias. Assim, o corpo do laço deve incluir ao final de cada lado a virada preparatória para desenhar o lado seguinte. O corpo do laço, portanto, deve ser assim:</text:p>
      <text:p text:style-name="P14"><text:span text:style-name="Source_20_Text"><text:span text:style-name="T11">turtle.forward(100)</text:span></text:span></text:p>
      <text:p text:style-name="P16"><text:span text:style-name="Source_20_Text"><text:span text:style-name="T11">turtle.right(90)</text:span></text:span></text:p>
      <text:p text:style-name="P5"><text:span text:style-name="T11">Juntando o corpo e o cabeçalho (com a endentação necessária), temos o código completo do </text:span><text:span text:style-name="Emphasis"><text:span text:style-name="T11">for</text:span></text:span><text:span text:style-name="T11">:</text:span></text:p>
      <text:p text:style-name="P14"><text:span text:style-name="Source_20_Text"><text:span text:style-name="T11">&gt;&gt;&gt; for i in [0,1,2,3]:</text:span></text:span></text:p>
      <text:p text:style-name="P12"><text:span text:style-name="Source_20_Text"><text:span text:style-name="T11">... <text:s text:c="4"/>turtle.forward(100)</text:span></text:span></text:p>
      <text:p text:style-name="P16"><text:span text:style-name="Source_20_Text"><text:span text:style-name="T11">... <text:s text:c="4"/>turtle.right(90)</text:span></text:span></text:p>
      <text:h text:style-name="P9" text:outline-level="2"><text:bookmark text:name="gerandolistas"/>Gerando listas</text:h>
      <text:p text:style-name="P4">O comando ''for'' de python é orientado por sequências. Assim, é de fundamental importância entendermos um pouco melhor sobre listas e strings que podem servir de base para iterações com o ''for''.</text:p>
      <text:h text:style-name="P8" text:outline-level="3"><text:bookmark text:name="seqnciasdiretas"/>Seqüências diretas</text:h>
      <text:p text:style-name="P4">Suponha que queremos desenhar vários quadrados (digamos algo em torno de 15). Pelo que vimos, teríamos que escrever um cabeçalho para o for no formato:</text:p>
      <text:p text:style-name="P15"><text:span text:style-name="Source_20_Text"><text:span text:style-name="T11">for i in [0, 1, 2, 3, 4, 5, 6, 7, 8, 9, 10, 11, 12, 13, 14, 15]:</text:span></text:span></text:p>
      <text:p text:style-name="P4">Como você vê, esse é outro tipo de trabalho chato. Embora não seja 100% repetitivo, no sentido em que os números são todos diferentes, achamos a tarefa chata porque a seqüência de números é suficientemente óbvia para acharmos que o próprio computador pode ser usado para gerá-la. E, de fato, pode.</text:p>
      <text:p text:style-name="P4">Para isso, usamos a função range(). Essa função gera uma lista de valores inteiros. Para entender melhor digite os seguintes comandos e veja os resultados:</text:p>
      <text:p text:style-name="P14"><text:soft-page-break/><text:span text:style-name="Source_20_Text"><text:span text:style-name="T11">&gt;&gt;&gt; range(10)</text:span></text:span></text:p>
      <text:p text:style-name="P12"><text:span text:style-name="Source_20_Text"><text:span text:style-name="T11">&gt;&gt;&gt; range(0,10)</text:span></text:span></text:p>
      <text:p text:style-name="P12"><text:span text:style-name="Source_20_Text"><text:span text:style-name="T11">&gt;&gt;&gt; range(6,10)</text:span></text:span></text:p>
      <text:p text:style-name="P12"><text:span text:style-name="Source_20_Text"><text:span text:style-name="T11">&gt;&gt;&gt; range(10,10)</text:span></text:span></text:p>
      <text:p text:style-name="P16"><text:span text:style-name="Source_20_Text"><text:span text:style-name="T11">&gt;&gt;&gt; range(15,10)</text:span></text:span></text:p>
      <text:p text:style-name="P4">Pelos exemplos acima, você pode observar que range pode receber um ou dois argumentos. Quando recebe apenas 1 argumento, digamos n, range produz uma lista contendo os números de 0 a n-1. Se receber dois argumentos, digamos m e n, python produzira uma lista com os inteiros de m a n-1, desde que m &lt; n.</text:p>
      <text:h text:style-name="P8" text:outline-level="3"><text:bookmark text:name="gerandosubseqnciasdepas"/>Gerando subseqüências de PAs</text:h>
      <text:p text:style-name="P4">O range pode fazer um pouco melhor ainda. Se for chamado com três argumentos, range gera uma subseqüência de uma PA. Assuma que m, n e r são os argumentos passados para range. Isso fará range gerar uma lista contendo os inteiros da seqüência:</text:p>
      <text:list xml:id="list5740886446178985468" text:style-name="L1">
        <text:list-item>
          <text:p text:style-name="P1">m, m+r, m+2r, ..., m + kr</text:p>
        </text:list-item>
      </text:list>
      <text:p text:style-name="P4">Onde k é o maior inteiro que faz m + kr &lt; n.</text:p>
      <text:p text:style-name="P4">De fato, podemos até mesmo usar uma razão negativa para gerar listas em ordem decrescente.</text:p>
      <text:p text:style-name="P14"><text:span text:style-name="Source_20_Text"><text:span text:style-name="T11">&gt;&gt;&gt; range(10,0,-1)</text:span></text:span></text:p>
      <text:p text:style-name="P16"><text:span text:style-name="Source_20_Text"><text:span text:style-name="T11">[10, 9, 8, 7, 6, 5, 4, 3, 2, 1]</text:span></text:span></text:p>
      <text:p text:style-name="P4">Observe que range segue a mesma lógica de não incluir o último elemento. E, de forma análoga, se o valor inicial for menor que o valor final, range gera uma lista vazia.</text:p>
      <text:p text:style-name="P14"><text:span text:style-name="Source_20_Text"><text:span text:style-name="T11">&gt;&gt;&gt; range(0,10,-1)</text:span></text:span></text:p>
      <text:p text:style-name="P16"><text:span text:style-name="Source_20_Text"><text:span text:style-name="T11">[]</text:span></text:span></text:p>
      <text:h text:style-name="P7" text:outline-level="3"><text:bookmark text:name="rangesgeraseqnciasdeinteiros"/>range só gera seqüências de inteiros</text:h>
      <text:p text:style-name="P4">Infelizmente, range só gera seqüências de inteiros. Contudo, gerar seqüências de outros tipos é um problema recorrente. O que podemos fazer é gerar a seqüência desejada a partir de alguma seqüência de inteiros.</text:p>
      <text:p text:style-name="P4">Considere, por exemplo, o problema de gerar valores reais entre 0 e 3. De fato, esse conjunto é infinito. Por tanto, na prática vamos ter que considerar algum delta. Assim, suponha que o delta que desejamos seja 0.3. Os números que desejamos são, portanto:</text:p>
      <text:list xml:id="list5401659851031996328" text:style-name="L2">
        <text:list-item>
          <text:p text:style-name="P2">0.0, 0.3, 0.6, 0.9, 1.2, 1.5, 1.8, 2.1, 2.4, 2.7</text:p>
        </text:list-item>
      </text:list>
      <text:p text:style-name="P4">Como podemos fazê-lo? De fato, há várias soluções possíveis. Vamos ver duas.</text:p>
      <text:p text:style-name="P4">Solução 1. Podemos gerar os valores entre 0 e 30 e dividi-los por 10. O programa abaixo imprime esses valores e seus respectivos quadrados:</text:p>
      <text:p text:style-name="P14"><text:soft-page-break/><text:span text:style-name="Source_20_Text"><text:span text:style-name="T11">for i in range(0,30,3):</text:span></text:span></text:p>
      <text:p text:style-name="P12"><text:span text:style-name="Source_20_Text"><text:span text:style-name="T12"><text:s text:c="4"/></text:span></text:span><text:span text:style-name="Source_20_Text"><text:span text:style-name="T11">v = i/10.0</text:span></text:span></text:p>
      <text:p text:style-name="P16"><text:span text:style-name="Source_20_Text"><text:span text:style-name="T12"><text:s text:c="4"/></text:span></text:span><text:span text:style-name="Source_20_Text"><text:span text:style-name="T11">print v, v**2</text:span></text:span></text:p>
      <text:p text:style-name="P5"><text:span text:style-name="Strong_20_Emphasis"><text:span text:style-name="T11">Importante.</text:span></text:span><text:span text:style-name="T11"> Lembre-se que os valores de ponto flutuante são uma aproximação do valor real que desejamos.</text:span></text:p>
      <text:p text:style-name="P4">Solução 2. Sabendo que queremos gerar 10 valores, podemos usar a seqüência de 0 a 10. Eis o programa equivalente:</text:p>
      <text:p text:style-name="P14"><text:span text:style-name="Source_20_Text"><text:span text:style-name="T11">for i in range(10):</text:span></text:span></text:p>
      <text:p text:style-name="P12"><text:span text:style-name="Source_20_Text"><text:span text:style-name="T12"><text:s text:c="4"/></text:span></text:span><text:span text:style-name="Source_20_Text"><text:span text:style-name="T11">v = 3*i/10.0</text:span></text:span></text:p>
      <text:p text:style-name="P16"><text:span text:style-name="Source_20_Text"><text:span text:style-name="T12"><text:s text:c="8"/></text:span></text:span><text:span text:style-name="Source_20_Text"><text:span text:style-name="T11">print v, v**2</text:span></text:span></text:p>
      <text:p text:style-name="P5"><text:span text:style-name="Strong_20_Emphasis"><text:span text:style-name="T11">Atividade.</text:span></text:span><text:span text:style-name="T11"> Escreva um programa que imprime os valores 0.3, 0.9, 1.5, 2.1, 2.7.</text:span></text:p>
      <text:h text:style-name="P10" text:outline-level="2"><text:bookmark text:name="gerandolistascomoutrostiposdedados"/>Gerando listas com outros tipos de dados</text:h>
      <text:p text:style-name="P4">Não é difícil perceber que muitas outras alternativas existem para resolver o problema acima. E o resultado seria equivalente. Uma diferença entre estas duas soluções e o resultado que obtemos ao usar o range, contudo, é que não geramos uma lista com os valores reais. Se isso for necessário, contudo, podemos escrever o programa para gerar a lista e somente em seguida usá-la em uma outra instrução for. Para entender melhor a idéia, analise o que faz o programa abaixo antes de executá-lo.</text:p>
      <text:p text:style-name="P14"><text:span text:style-name="Source_20_Text"><text:span text:style-name="T11">lista = []</text:span></text:span></text:p>
      <text:p text:style-name="P12"><text:span text:style-name="Source_20_Text"><text:span text:style-name="T11">for i in range(5):</text:span></text:span></text:p>
      <text:p text:style-name="P16"><text:span text:style-name="Source_20_Text"><text:span text:style-name="T12"><text:s text:c="8"/></text:span></text:span><text:span text:style-name="Source_20_Text"><text:span text:style-name="T11">lista.append(3*i/10.0)</text:span></text:span></text:p>
      <text:p text:style-name="P4">Agora, de posse de uma lista, podemos escrever o programa usando o for da forma convencional. A vantagem é que separamos a criação da lista do seu uso e, assim, podemos reaproveitar a lista para outros propósitos. Leia e entenda o programa abaixo.</text:p>
      <text:p text:style-name="P14"><text:span text:style-name="Source_20_Text"><text:span text:style-name="T11">lista = []</text:span></text:span></text:p>
      <text:p text:style-name="P12"><text:span text:style-name="Source_20_Text"><text:span text:style-name="T11">for i in range(5):</text:span></text:span></text:p>
      <text:p text:style-name="P12"><text:span text:style-name="Source_20_Text"><text:span text:style-name="T12"><text:s text:c="4"/></text:span></text:span><text:span text:style-name="Source_20_Text"><text:span text:style-name="T11">lista.append(3*i/10.0)</text:span></text:span></text:p>
      <text:p text:style-name="P13"/>
      <text:p text:style-name="P12"><text:span text:style-name="Source_20_Text"><text:span text:style-name="T11">print "v", "v**2"</text:span></text:span></text:p>
      <text:p text:style-name="P12"><text:span text:style-name="Source_20_Text"><text:span text:style-name="T11">for v in lista:</text:span></text:span></text:p>
      <text:p text:style-name="P12"><text:span text:style-name="Source_20_Text"><text:span text:style-name="T12"><text:s text:c="4"/></text:span></text:span><text:span text:style-name="Source_20_Text"><text:span text:style-name="T11">print v, v**2</text:span></text:span></text:p>
      <text:p text:style-name="P13"/>
      <text:p text:style-name="P12"><text:span text:style-name="Source_20_Text"><text:span text:style-name="T11">print "v", "2*v**2 + 10"</text:span></text:span></text:p>
      <text:p text:style-name="P12"><text:span text:style-name="Source_20_Text"><text:span text:style-name="T11">for v in lista:</text:span></text:span></text:p>
      <text:p text:style-name="P16"><text:span text:style-name="Source_20_Text"><text:span text:style-name="T12"><text:s text:c="4"/></text:span></text:span><text:span text:style-name="Source_20_Text"><text:span text:style-name="T11">print v, 2*v**2 + 10</text:span></text:span></text:p>
      <text:h text:style-name="P10" text:outline-level="2"><text:bookmark text:name="stringselistas"/>Strings e listas</text:h>
      <text:p text:style-name="P4">Acesso indexado aos elementos</text:p>
      <text:p text:style-name="P4">Em primeiro lugar, saiba que uma string e uma lista compartilham muitas características. A principal delas é <text:soft-page-break/>a forma de acesso a seus elementos. Se você pensar bem, perceberá que poderíamos até pensar em uma string como uma lista de caracteres. Ou em uma lista como uma string de objetos.</text:p>
      <text:p text:style-name="P4">Essa é a principal razão para que ambas compartilhem sintaxe e tenham semântica tão semelhante. Podemos, por exemplo, manipular os elementos de ambas de forma indexada, usando colchetes e inteiros como forma de acesso a seus "componentes". Por exemplo,</text:p>
      <text:p text:style-name="P14"><text:span text:style-name="Source_20_Text"><text:span text:style-name="T11">&gt;&gt;&gt; s = "abracadabra"</text:span></text:span></text:p>
      <text:p text:style-name="P12"><text:span text:style-name="Source_20_Text"><text:span text:style-name="T11">&gt;&gt;&gt; l = ['a', 'b', 'r', 'a', 'c', 'a', 'd', 'a', 'b', 'r', 'a']</text:span></text:span></text:p>
      <text:p text:style-name="P12"><text:span text:style-name="Source_20_Text"><text:span text:style-name="T11">&gt;&gt;&gt; s[4]</text:span></text:span></text:p>
      <text:p text:style-name="P12"><text:span text:style-name="Source_20_Text"><text:span text:style-name="T11">'c'</text:span></text:span></text:p>
      <text:p text:style-name="P12"><text:span text:style-name="Source_20_Text"><text:span text:style-name="T11">&gt;&gt;&gt; l[4]</text:span></text:span></text:p>
      <text:p text:style-name="P16"><text:span text:style-name="Source_20_Text"><text:span text:style-name="T11">'c'</text:span></text:span></text:p>
      <text:p text:style-name="P4">Em particular, podemos iterar sobre os caracteres de uma string, usando o for:</text:p>
      <text:p text:style-name="P14"><text:span text:style-name="Source_20_Text"><text:span text:style-name="T11">&gt;&gt;&gt; for c in "labprog1":</text:span></text:span></text:p>
      <text:p text:style-name="P12"><text:span text:style-name="Source_20_Text"><text:span text:style-name="T11">... <text:s text:c="4"/>print c</text:span></text:span></text:p>
      <text:p text:style-name="P12"><text:span text:style-name="Source_20_Text"><text:span text:style-name="T11">... </text:span></text:span></text:p>
      <text:p text:style-name="P12"><text:span text:style-name="Source_20_Text"><text:span text:style-name="T11">l</text:span></text:span></text:p>
      <text:p text:style-name="P12"><text:span text:style-name="Source_20_Text"><text:span text:style-name="T11">a</text:span></text:span></text:p>
      <text:p text:style-name="P12"><text:span text:style-name="Source_20_Text"><text:span text:style-name="T11">b</text:span></text:span></text:p>
      <text:p text:style-name="P12"><text:span text:style-name="Source_20_Text"><text:span text:style-name="T11">p</text:span></text:span></text:p>
      <text:p text:style-name="P12"><text:span text:style-name="Source_20_Text"><text:span text:style-name="T11">r</text:span></text:span></text:p>
      <text:p text:style-name="P12"><text:span text:style-name="Source_20_Text"><text:span text:style-name="T11">o</text:span></text:span></text:p>
      <text:p text:style-name="P12"><text:span text:style-name="Source_20_Text"><text:span text:style-name="T11">g</text:span></text:span></text:p>
      <text:p text:style-name="P16"><text:span text:style-name="Source_20_Text"><text:span text:style-name="T11">1</text:span></text:span></text:p>
      <text:h text:style-name="P9" text:outline-level="2"><text:bookmark text:name="stringssoimutveis"/>Strings são imutáveis</text:h>
      <text:p text:style-name="P4">Ao contrário de listas, contudo, strings são imutáveis. Observe os seguintes comandos e perceba que os elementos da lista podem ser mudados.</text:p>
      <text:p text:style-name="P14"><text:span text:style-name="Source_20_Text"><text:span text:style-name="T11">a = [0, 1, 4, 9, 16, 25, 36, 49, 64, 81]</text:span></text:span></text:p>
      <text:p text:style-name="P12"><text:span text:style-name="Source_20_Text"><text:span text:style-name="T11">a[5] = -1</text:span></text:span></text:p>
      <text:p text:style-name="P12"><text:span text:style-name="Source_20_Text"><text:span text:style-name="T11">assert a[5] == -1</text:span></text:span></text:p>
      <text:p text:style-name="P16"><text:span text:style-name="Source_20_Text"><text:span text:style-name="T11">assert a == [0, 1, 4, 9, 16, -1, 36, 49, 64, 81]</text:span></text:span></text:p>
      <text:p text:style-name="P4">Mas o que ocorre se tentarmos fazer o mesmo com strings. Digite os dois comandos abaixo.</text:p>
      <text:p text:style-name="P14"><text:span text:style-name="Source_20_Text"><text:span text:style-name="T11">s = "labprog1"</text:span></text:span></text:p>
      <text:p text:style-name="P12"><text:span text:style-name="Source_20_Text"><text:span text:style-name="T11">assert s[5] == "o"</text:span></text:span></text:p>
      <text:p text:style-name="P12"><text:span text:style-name="Source_20_Text"><text:span text:style-name="T11">s[5] = "X"</text:span></text:span></text:p>
      <text:p text:style-name="P12"><text:span text:style-name="Source_20_Text"><text:span text:style-name="T11">assert s[5] == "X"</text:span></text:span></text:p>
      <text:p text:style-name="P16"><text:span text:style-name="Source_20_Text"><text:span text:style-name="T11">assert s == "labprXg"</text:span></text:span></text:p>
      <text:p text:style-name="P3"><text:line-break/><text:bookmark text:name="gerandolistasapartirdestrings"/><text:span text:style-name="T7">Gerando listas a partir de strings</text:span></text:p>
      <text:p text:style-name="P4">De fato, podemos até transformar strings em listas de caracteres simplesmente fazendo a coerção. Veja a <text:soft-page-break/>continuação do exemplo acima:</text:p>
      <text:p text:style-name="P14"><text:span text:style-name="Source_20_Text"><text:span text:style-name="T11">&gt;&gt;&gt; s = 'casa'</text:span></text:span></text:p>
      <text:p text:style-name="P16"><text:span text:style-name="Source_20_Text"><text:span text:style-name="T11">&gt;&gt;&gt; assert list(s) == ['c', 'a', 's', 'a']</text:span></text:span></text:p>
      <text:h text:style-name="P9" text:outline-level="2"><text:bookmark text:name="gerandostringsapartirdelistas"/>Gerando strings a partir de listas</text:h>
      <text:p text:style-name="P4">Infelizmente, o contrário não funciona e não podemos transformar uma lista de caracteres em uma string da mesma forma. Há, contudo, como fazê-lo. Precisamos apenas recorrer a uma função presente no módulo "string". Siga o exemplo abaixo:</text:p>
      <text:p text:style-name="P14"><text:span text:style-name="Source_20_Text"><text:span text:style-name="T11">&gt;&gt;&gt; import string</text:span></text:span></text:p>
      <text:p text:style-name="P12"><text:span text:style-name="Source_20_Text"><text:span text:style-name="T11">&gt;&gt;&gt; l = ['l', 'a', 'b', 'p', 'r', 'o', 'g', '1']</text:span></text:span></text:p>
      <text:p text:style-name="P12"><text:span text:style-name="Source_20_Text"><text:span text:style-name="T11">&gt;&gt;&gt; assert string.join(l) == 'l a b p r o g 1'</text:span></text:span></text:p>
      <text:p text:style-name="P16"><text:span text:style-name="Source_20_Text"><text:span text:style-name="T11">&gt;&gt;&gt; </text:span></text:span></text:p>
      <text:p text:style-name="P4">Como você viu, o método "join" gera uma string a partir de uma lista de caracteres. O problema é que ele colocou espaços entre os caracteres. Isso porque esse é o comportamento ''default'' dele. Para modificarmos isso, precisamos passar para join um segundo argumento. Trata-se de uma string indicando o que deve ser usado para "colar" os elementos da lista. Por exemplo, poderíamos digitar:</text:p>
      <text:p text:style-name="P14"><text:span text:style-name="Source_20_Text"><text:span text:style-name="T11">&gt;&gt;&gt; assert string.join(l,"-") == 'l-a-b-p-r-o-g_1'</text:span></text:span></text:p>
      <text:p text:style-name="P12"><text:span text:style-name="Source_20_Text"><text:span text:style-name="T11">&gt;&gt;&gt; assert string.join(l,"_") == 'l_a_b_p_r_o_g_1'</text:span></text:span></text:p>
      <text:p text:style-name="P16"><text:span text:style-name="Source_20_Text"><text:span text:style-name="T11">&gt;&gt;&gt; assert string.join(l,"*") == 'l*a*b*p*r*o*g*1'</text:span></text:span></text:p>
      <text:p text:style-name="P4">E nada nos impede de colocarmos uma string vazia, para conseguirmos o efeito desejado.</text:p>
      <text:p text:style-name="P15"><text:span text:style-name="Source_20_Text"><text:span text:style-name="T11">&gt;&gt;&gt; assert string.join(l,"") == 'labprog1'</text:span></text:span></text:p>
      <text:p text:style-name="P4">De fato, como python não faz diferença alguma entre caractere e string. Tudo o que vimos vale igualmente para listas de strings maiores que um caractere. Por exemplo:</text:p>
      <text:p text:style-name="P15"><text:span text:style-name="Source_20_Text"><text:span text:style-name="T11">&gt;&gt;&gt; s = ['exemplo', 'de', 'concatenacao', 'de', 'strings']</text:span></text:span></text:p>
      <text:p text:style-name="P14"><text:span text:style-name="Source_20_Text"><text:span text:style-name="T11">&gt;&gt;&gt; assert s == ['exemplo', 'de', 'concatenacao', 'de', 'strings']</text:span></text:span></text:p>
      <text:p text:style-name="P12"><text:span text:style-name="Source_20_Text"><text:span text:style-name="T11">&gt;&gt;&gt; assert string.join(s) == 'exemplo de concatenacao de strings'</text:span></text:span></text:p>
      <text:p text:style-name="P16"><text:span text:style-name="Source_20_Text"><text:span text:style-name="T11">&gt;&gt;&gt; assert string.join(s,"-") == 'exemplo-de-concatenacao-de-strings'</text:span></text:span></text:p>
      <text:h text:style-name="P8" text:outline-level="3"><text:bookmark text:name="omtodojoindestring"/>O método join de string</text:h>
      <text:p text:style-name="P4">O único problema para juntar listas de strings é ter que importar o módulo string cada vez que precisemos desse efeito. E, acreditem, vamos precisar disso com bastante freqüência quando manipularmos strings. A boa notícia é que python também disponibiliza essa função como método dos objetos do tipo string. A diferença fica por conta da notação (sintaxe) como vamos chamar a função.</text:p>
      <text:p text:style-name="P4">Como sabemos, chamamos métodos (funções de objetos) usando a notação "dot" (ponto). A sintaxe geral é:</text:p>
      <text:p text:style-name="P15"><text:soft-page-break/><text:span text:style-name="Source_20_Text"><text:span text:style-name="T11">objeto.&lt;metodo&gt;(&lt;argumentos&gt;)</text:span></text:span></text:p>
      <text:p text:style-name="P4">O que é importante você perceber aqui é que o objeto é, na verdade, um argumento "implícito" da função. Ele só está colocado em um lugar menos convencional (do ponto de vista matemático, principalmente). Contudo, do ponto de vista computacional é mais conveniente porque nos permite saber em qual objeto está definida a função.</text:p>
      <text:p text:style-name="P5"><text:span text:style-name="T11">Assim, no caso do nosso problema de juntar strings de uma lista, temos que chamar o método join da string que queremos usar para fazer a concatenação e passar-lhe como argumento a lista sobre a qual deve operar. Lembre-se </text:span><text:span text:style-name="Strong_20_Emphasis"><text:span text:style-name="T11">tudo</text:span></text:span><text:span text:style-name="T11"> em python é um objeto. Assim, no caso dos exemplos acima, teríamos:</text:span></text:p>
      <text:p text:style-name="P14"><text:span text:style-name="Source_20_Text"><text:span text:style-name="T11">&gt;&gt;&gt; assert l == ['l', 'a', 'b', 'p', 'r', 'o', 'g', '1']</text:span></text:span></text:p>
      <text:p text:style-name="P12"><text:span text:style-name="Source_20_Text"><text:span text:style-name="T11">&gt;&gt;&gt; assert "-".join(l) == 'l-a-b-p-r-o-g-1'</text:span></text:span></text:p>
      <text:p text:style-name="P12"><text:span text:style-name="Source_20_Text"><text:span text:style-name="T11">&gt;&gt;&gt; assert "*".join(l) == 'l*a*b*p*r*o*g*1'</text:span></text:span></text:p>
      <text:p text:style-name="P16"><text:span text:style-name="Source_20_Text"><text:span text:style-name="T11">&gt;&gt;&gt; assert "".join(l) == 'labprog1'</text:span></text:span></text:p>
      <text:p text:style-name="P5"><text:span text:style-name="T11">Pode até parecer estranho à primeira vista, mas essa notação é perfeitamente consistente e é muito usada em python. Dizemos que é a forma </text:span><text:span text:style-name="Emphasis"><text:span text:style-name="T11">pythonica</text:span></text:span><text:span text:style-name="T11"> de conseguir esse efeito.</text:span></text:p>
      <text:p text:style-name="P4">Atenção. Em qualquer linguagem de programação existem certas coisas que se fazem de certa forma mais do que de outras. Tais situações são o que chamamos de um "idiom" (expressão idiomática). Na prática, é importante manter-se fiel aos idioms e a todos os aspecto "culturais" de uma linguagem de programação. Isso nos permite produzir programas mais legíveis pelos demais programadores, além de nos identificar como programadores pra valer daquela linguagem.</text:p>
      <text:p text:style-name="P4">Em Python, costuma-se falar de programas mais ou menos "pythonicos" (pythonic, se você quiser ler sobre isso na web). A idéia é relativamente subjetiva, mas expressa fortemente a idéia de unidade cultural que uma linguagem e seus programadores produzem. Um programa é, naturalmente, tanto mais pythonico quanto mais aderir aos idioms de python.</text:p>
      <text:p text:style-name="P4">Durante o curso, vimos e veremos várias formas de fazer diferentes operações costumeiras em programação. Em geral, indicarei qual a forma mais ''pythonica''.</text:p>
      <text:p text:style-name="P3"><text:line-break/><text:bookmark text:name="usandooforcomstrings"/><text:span text:style-name="T7">Usando o for com strings</text:span></text:p>
      <text:p text:style-name="P4">Como vimos acima, podemos usar o for com listas ou com strings. O exemplo abaixo imprime cada um dos caracteres de uma string, seguidos de seu código ASCII.</text:p>
      <text:p text:style-name="P14"><text:span text:style-name="Source_20_Text"><text:span text:style-name="T11">for c in "exemplo":</text:span></text:span></text:p>
      <text:p text:style-name="P16"><text:span text:style-name="Source_20_Text"><text:span text:style-name="T12"><text:s text:c="4"/></text:span></text:span><text:span text:style-name="Source_20_Text"><text:span text:style-name="T11">print c, ord(c)</text:span></text:span></text:p>
      <text:p text:style-name="P4"><text:soft-page-break/>Internamente, o computador usa códigos binários para representar caracteres. Embora existam vários códigos para caracteres, um dos mais conhecidos e usados é o chamado código ASCII. Nele, os caracteres são representados por apenas 7 bits. Isso significa que apenas 2**7 = 128 caracteres podiam existir.</text:p>
      <text:p text:style-name="P4">Vários códigos, contudo, estendem o ASCII. Dois desses são o ASCII Estendido e o Unicode. Python e Linux usam ASCII Estendido (e podem trabalhar com Unicode). É aí que entra a função ord. Ela retorna o valor decimal que corresponde à seqüência de bits que representam o caractere passado como parâmetro. Observe que o valor indicado é o mesmo para os três códigos mencionados, dado que são subconjuntos um do outro.</text:p>
      <text:p text:style-name="P4">A função inversa de ord é chr. Ela deve receber um inteiro (de 0 a 255) e retorna um caractere.</text:p>
      <text:h text:style-name="P9" text:outline-level="2"><text:bookmark text:name="separandostringsemlistas"/>Separando strings em listas</text:h>
      <text:p text:style-name="P4">Às vezes, contudo, não queremos simplesmente separar os caracteres de uma string, mas sim pedaços mais significativos. Considere, por exemplo, um programa que le um série de inteiros e imprime o valor de sua soma. Poderíamos fazer uma leitura repetidas vezes, mas uma forma mais simples é ler todos os inteiros de uma única vez para depois separá-los. Veja como poderíamos fazer isso, usando o método split de strings.</text:p>
      <text:p text:style-name="P14"><text:span text:style-name="Source_20_Text"><text:span text:style-name="T11">&gt;&gt;&gt; dados = raw_input() # digite os numeros separados por *espacos* nao por *enter*</text:span></text:span></text:p>
      <text:p text:style-name="P12"><text:span text:style-name="Source_20_Text"><text:span text:style-name="T11">10 3 4 2 3 4 </text:span></text:span></text:p>
      <text:p text:style-name="P12"><text:span text:style-name="Source_20_Text"><text:span text:style-name="T11">&gt;&gt;&gt; l = dados.split()</text:span></text:span></text:p>
      <text:p text:style-name="P12"><text:span text:style-name="Source_20_Text"><text:span text:style-name="T11">&gt;&gt;&gt; l</text:span></text:span></text:p>
      <text:p text:style-name="P16"><text:span text:style-name="Source_20_Text"><text:span text:style-name="T11">['10', '3', '4', '2', '3', '4']</text:span></text:span></text:p>
      <text:p text:style-name="P6"><text:span text:style-name="T8">Útil não? O problema é que são strings e não inteiros. Como poderíamos gerar uma lista com os inteiros equivalentes?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8:01:00.669362502</meta:creation-date>
    <dc:date>2015-05-26T21:13:30.991637582</dc:date>
    <meta:editing-duration>PT2H57M19S</meta:editing-duration>
    <meta:editing-cycles>1</meta:editing-cycles>
    <meta:document-statistic meta:table-count="0" meta:image-count="0" meta:object-count="0" meta:page-count="8" meta:paragraph-count="168" meta:word-count="2446" meta:character-count="14477" meta:non-whitespace-character-count="12123"/>
    <meta:generator>LibreOffice/4.2.8.2$Linux_x86 LibreOffice_project/420m0$Build-2</meta:generator>
  </office:meta>
</office:document-meta>
</file>